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5A000000EC70CA4FFAD6320E32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3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P7" style:family="paragraph" style:parent-style-name="Standard" style:master-page-name="Standard">
      <style:paragraph-properties fo:text-align="justify" style:justify-single-word="false" style:page-number="auto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paragraph-rsid="001ae863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paragraph-rsid="001973ed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paragraph-rsid="0018bf94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1ae863" officeooo:paragraph-rsid="001ae863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1c52a9" officeooo:paragraph-rsid="001c52a9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1f74cf" officeooo:paragraph-rsid="001f74cf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216d1e" officeooo:paragraph-rsid="00216d1e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255d6e" officeooo:paragraph-rsid="00255d6e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18bf94"/>
    </style:style>
    <style:style style:name="T3" style:family="text">
      <style:text-properties officeooo:rsid="001973ed"/>
    </style:style>
    <style:style style:name="T4" style:family="text">
      <style:text-properties officeooo:rsid="001a5884"/>
    </style:style>
    <style:style style:name="T5" style:family="text">
      <style:text-properties officeooo:rsid="001ae863"/>
    </style:style>
    <style:style style:name="T6" style:family="text">
      <style:text-properties officeooo:rsid="001e1220"/>
    </style:style>
    <style:style style:name="T7" style:family="text">
      <style:text-properties officeooo:rsid="00236c6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list xml:id="list1354336379" text:style-name="L1">
        <text:list-item>
          <text:p text:style-name="P9"><text:span text:style-name="T5">Descarga</text:span> el script de creación de tablas jardineria-oracle.sql <text:span text:style-name="T5">y realiza en el las siguientes modificaciones:</text:span></text:p>
          <text:list>
            <text:list-item>
              <text:p text:style-name="P9">Añade las DROP <text:span text:style-name="T2">teniendo presente el orden</text:span>. </text:p>
            </text:list-item>
            <text:list-item>
              <text:p text:style-name="P16">Todas las restricciones que no sean NOT NULL debe de llevar un nombre que sigan las “reglas Oracle”.</text:p>
            </text:list-item>
            <text:list-item>
              <text:p text:style-name="P12">Añade en la tabla GamasProductos una restricción que permita controlar que el contenido de la columna Gama sea siempre con la primera letra en mayúscula y el resto en minúsculas.</text:p>
            </text:list-item>
            <text:list-item>
              <text:p text:style-name="P13">Modifica las sentencias INSERT de la<text:span text:style-name="T6">s</text:span> tabla<text:span text:style-name="T6">s</text:span> Pedidos <text:span text:style-name="T6">y Pagos</text:span> para que todas las fechas se introduzcan usando la función to_date.</text:p>
            </text:list-item>
            <text:list-item>
              <text:p text:style-name="P14">Añade a la tabla Pagos una restricción para que los valores de la columna FormaPago sólo puedan ser PayPal, Transferencia o Cheque.</text:p>
              <text:p text:style-name="P14"/>
            </text:list-item>
          </text:list>
          <text:p text:style-name="P15">Una vez realizadas las modificaciones ejecuta el script. Cuando esté correcto, genera el modelo entidad-relación correspondiente usando ingeniería inversa.</text:p>
          <text:p text:style-name="P8"/>
        </text:list-item>
        <text:list-item>
          <text:p text:style-name="P8">Consultar el código de empleado y el<text:span text:style-name="T1"> número</text:span> de clientes al que atiende cada <text:span text:style-name="T7">empleado que es </text:span>representante de ventas. Las cabeceras serán respectivamente “Código del Empleado” y “Clientes que atiende”</text:p>
          <text:p text:style-name="P8"/>
        </text:list-item>
        <text:list-item>
          <text:p text:style-name="P8">Listar el nombre de los clientes que hayan hecho pedidos en 2008.</text:p>
          <text:p text:style-name="P8"/>
        </text:list-item>
        <text:list-item>
          <text:p text:style-name="P8">Visualizar los clientes que residan en la misma ciudad donde hay una oficina, indicando dónde está la oficina.</text:p>
          <text:p text:style-name="P8"/>
        </text:list-item>
        <text:list-item>
          <text:p text:style-name="P8">Sacar cuál fue el cliente que hizo el pago con mayor cuantía y el que hizo el pago con menor cuantía.</text:p>
          <text:p text:style-name="P8"/>
        </text:list-item>
        <text:list-item>
          <text:p text:style-name="P10"><text:span text:style-name="T2">A</text:span>ñad<text:span text:style-name="T2">e</text:span> a la tabla empleados <text:span text:style-name="T3">las columnas</text:span> <text:span text:style-name="T3">denominadas </text:span>salario, <text:span text:style-name="T3">numérica de 10 posiciones, </text:span>y <text:span text:style-name="T3">otra</text:span> <text:span text:style-name="T3">denominada </text:span>comisión, <text:span text:style-name="T3">numérica de 6 posiciones</text:span>. </text:p>
          <text:p text:style-name="P11"/>
        </text:list-item>
        <text:list-item>
          <text:p text:style-name="P11">Crea un procedimiento <text:span text:style-name="T2">almacenado denomiando p7_salari_comi que i</text:span>nserta los diferentes valores para el salario dependiendo de<text:span text:style-name="T2">l</text:span> puesto <text:span text:style-name="T2">que tenga el empleado</text:span>: </text:p>
          <text:list>
            <text:list-item>
              <text:p text:style-name="P8">Si es “Secretaria” el salario será 1100€</text:p>
            </text:list-item>
            <text:list-item>
              <text:p text:style-name="P8">Si es “Director Oficina” el salario será 1500 €. </text:p>
            </text:list-item>
            <text:list-item>
              <text:p text:style-name="P8">Si es “Subdirector Marketing” o “Subdirector Ventas” el salario será 1800 €. </text:p>
            </text:list-item>
            <text:list-item>
              <text:p text:style-name="P8">Si es “Representante Ventas” el salario será 1700 €.</text:p>
            </text:list-item>
            <text:list-item>
              <text:p text:style-name="P8">Si es “Director General” el salario será 2200 €.</text:p>
              <text:p text:style-name="P8"/>
            </text:list-item>
          </text:list>
          <text:p text:style-name="P8">Todos los empleados tendrán como valor del campo comisión, 0.</text:p>
          <text:p text:style-name="P8"/>
        </text:list-item>
        <text:list-item>
          <text:p text:style-name="P8"><text:s/>Crear un disparador (trigger) que controle antes de modificar el salario de un empleado si su salario es superior a 3000. </text:p>
          <text:p text:style-name="P8">Si es así, su comisión será del 2% y si no se será un 5%.</text:p>
          <text:p text:style-name="P8">Comprueba si funciona modificando a un empleado su salario a 5000 y después su salario a 2000. </text:p>
          <text:p text:style-name="P8"/>
        </text:list-item>
        <text:list-item>
          <text:p text:style-name="P8">Crea un trigger que cuando se borre una oficina cambie en la tabla empleados aquellos cuyo código de oficina es la de la oficina borrada. <text:span text:style-name="T4">En los empleados se pondrá la cadena ‘SIN’</text:span></text:p>
          <text:p text:style-name="P8"><text:s/>Comprueba que funciona correctamente.</text:p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loext:graphic-properties draw:fill="none" draw:fill-color="#cfe7f5"/>
      <style:paragraph-properties fo:background-color="transparent" fo:padding="0.049cm" fo:border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 fo:orphans="2" fo:widows="2"/>
      <style:text-properties style:use-window-font-color="true"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7.009cm" fo:margin-left="0cm" fo:margin-right="-0.011cm" table:align="margins"/>
    </style:style>
    <style:style style:name="Tabla5.A" style:family="table-column">
      <style:table-column-properties style:column-width="4.064cm" style:rel-column-width="15658*"/>
    </style:style>
    <style:style style:name="Tabla5.B" style:family="table-column">
      <style:table-column-properties style:column-width="12.945cm" style:rel-column-width="49877*"/>
    </style:style>
    <style:style style:name="Tabla5.1" style:family="table-row">
      <style:table-row-properties style:min-row-height="1.875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MP4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1.45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gráficos1" text:anchor-type="paragraph" svg:width="3.868cm" svg:height="1.515cm" draw:z-index="0"><draw:image xlink:href="Pictures/100000000000025A000000EC70CA4FFAD6320E32.jpg" xlink:type="simple" xlink:show="embed" xlink:actuate="onLoad" loext:mime-type="image/jpeg"/></draw:frame></text:p>
            </table:table-cell>
            <table:table-cell table:style-name="Tabla5.B1" office:value-type="string">
              <text:p text:style-name="MP2"/>
              <text:p text:style-name="MP3">DATU-BASEAK</text:p>
              <text:p text:style-name="MP3">BASE DE DATOS</text:p>
              <text:p text:style-name="MP2"/>
            </table:table-cell>
          </table:table-row>
        </table:table>
        <text:p text:style-name="MP4"/>
        <text:p text:style-name="MP5">ABIZENAK/APELLIDOS: <text:s text:c="57"/>DATA/FECHA: </text:p>
        <text:p text:style-name="MP6">IZENA/NOMBRE: <text:s text:c="70"/>TALDEA/GRUPO: </text:p>
      </style:header>
    </style:master-page>
    <style:master-page style:name="Convertir_20_0" style:display-name="Convertir 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MacOSX_X86_64 LibreOffice_project/f7f06a8f319e4b62f9bc5095aa112a65d2f3ac89</meta:generator>
    <meta:creation-date>2013-04-15T17:30:14.55</meta:creation-date>
    <meta:editing-cycles>50</meta:editing-cycles>
    <meta:editing-duration>PT6H7M3S</meta:editing-duration>
    <meta:initial-creator>Blanca I-I</meta:initial-creator>
    <dc:date>2019-05-02T10:06:31.465714747</dc:date>
    <meta:document-statistic meta:table-count="1" meta:image-count="1" meta:object-count="0" meta:page-count="1" meta:paragraph-count="28" meta:word-count="429" meta:character-count="2705" meta:non-whitespace-character-count="2166"/>
    <meta:user-defined meta:name="Info 1"/>
    <meta:user-defined meta:name="Info 2"/>
    <meta:user-defined meta:name="Info 3"/>
    <meta:user-defined meta:name="Info 4"/>
  </office:meta>
</office:document-meta>
</file>